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cm" svg:stroke-color="#2c001e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05cm" svg:stroke-color="#2c001e" draw:marker-start-width="0.275cm" draw:marker-end-width="0.275cm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solid" draw:stroke-dash="Ultra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dash" draw:stroke-dash="Fine_20_Dashed" svg:stroke-width="0.05cm" svg:stroke-color="#2c001e" draw:marker-start-width="0.275cm" draw:marker-end-width="0.275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719cm"/>
    </style:style>
    <style:style style:name="gr9" style:family="graphic" style:parent-style-name="objectwithoutfill">
      <style:graphic-properties draw:stroke="dash" draw:stroke-dash="Fine_20_Dashe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draw:stroke="solid" draw:stroke-dash="Fine_20_Dashed" svg:stroke-width="0.03cm" draw:marker-start-width="0.245cm" draw:marker-end="Arrow" draw:marker-end-width="0.245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solid" svg:stroke-width="0.05cm" svg:stroke-color="#2c001e" draw:marker-start-width="0.275cm" draw:marker-end-width="0.275cm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style:text-position="-10% 58%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text-position="-10% 58%" fo:font-size="15pt" style:font-size-asian="15pt" style:font-size-complex="1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position="-10% 58%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cm" svg:height="0.8cm" svg:x="5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2cm" svg:height="2.1cm" svg:x="5.497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5.498cm" svg:y="6.903cm">
          <text:p text:style-name="P1">Post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9.497cm" svg:y="6.902cm">
          <text:p text:style-name="P1">Post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cm" svg:height="2.1cm" svg:x="13.499cm" svg:y="6.904cm">
          <text:p text:style-name="P1">Post<text:span text:style-name="T1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cm" svg:height="2.1cm" svg:x="3.598cm" svg:y="11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cm" svg:height="2.1cm" svg:x="3.599cm" svg:y="11.203cm">
          <text:p text:style-name="P1">Pre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cm" svg:height="2.1cm" svg:x="7.598cm" svg:y="11.202cm">
          <text:p text:style-name="P1">Pre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cm" svg:height="2.1cm" svg:x="11.6cm" svg:y="11.204cm">
          <text:p text:style-name="P1">Pre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2cm" svg:height="2.1cm" svg:x="15.6cm" svg:y="11.204cm">
          <text:p text:style-name="P1">Pre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5.497cm" svg:y1="11.502cm" svg:x2="9.797cm" svg:y2="8.702cm">
          <text:p/>
        </draw:line>
        <draw:line draw:style-name="gr6" draw:text-style-name="P1" draw:layer="layout" svg:x1="8.697cm" svg:y1="11.202cm" svg:x2="10.097cm" svg:y2="8.902cm">
          <text:p/>
        </draw:line>
        <draw:line draw:style-name="gr6" draw:text-style-name="P1" draw:layer="layout" svg:x1="12.497cm" svg:y1="11.202cm" svg:x2="11.097cm" svg:y2="8.902cm">
          <text:p/>
        </draw:line>
        <draw:line draw:style-name="gr6" draw:text-style-name="P1" draw:layer="layout" svg:x1="15.897cm" svg:y1="11.502cm" svg:x2="11.397cm" svg:y2="8.702cm">
          <text:p/>
        </draw:line>
        <draw:line draw:style-name="gr6" draw:text-style-name="P1" draw:layer="layout" svg:x1="4.697cm" svg:y1="11.202cm" svg:x2="6.097cm" svg:y2="8.902cm">
          <text:p/>
        </draw:line>
        <draw:line draw:style-name="gr6" draw:text-style-name="P1" draw:layer="layout" svg:x1="8.397cm" svg:y1="11.202cm" svg:x2="7.097cm" svg:y2="8.902cm">
          <text:p/>
        </draw:line>
        <draw:line draw:style-name="gr6" draw:text-style-name="P1" draw:layer="layout" svg:x1="11.897cm" svg:y1="11.502cm" svg:x2="7.397cm" svg:y2="8.702cm">
          <text:p/>
        </draw:line>
        <draw:line draw:style-name="gr6" draw:text-style-name="P1" draw:layer="layout" svg:x1="15.697cm" svg:y1="11.702cm" svg:x2="7.497cm" svg:y2="8.502cm">
          <text:p/>
        </draw:line>
        <draw:line draw:style-name="gr6" draw:text-style-name="P1" draw:layer="layout" svg:x1="16.397cm" svg:y1="11.202cm" svg:x2="15.097cm" svg:y2="8.902cm">
          <text:p/>
        </draw:line>
        <draw:line draw:style-name="gr6" draw:text-style-name="P1" draw:layer="layout" svg:x1="12.797cm" svg:y1="11.202cm" svg:x2="14.197cm" svg:y2="8.902cm">
          <text:p/>
        </draw:line>
        <draw:line draw:style-name="gr6" draw:text-style-name="P1" draw:layer="layout" svg:x1="9.497cm" svg:y1="11.502cm" svg:x2="13.797cm" svg:y2="8.702cm">
          <text:p/>
        </draw:line>
        <draw:line draw:style-name="gr6" draw:text-style-name="P1" draw:layer="layout" svg:x1="5.697cm" svg:y1="11.802cm" svg:x2="13.697cm" svg:y2="8.502cm">
          <text:p/>
        </draw:line>
        <draw:custom-shape draw:style-name="gr7" draw:text-style-name="P2" draw:layer="layout" svg:width="2.2cm" svg:height="2.1cm" svg:x="5.4cm" svg:y="2.3cm">
          <text:p text:style-name="P1"><text:span text:style-name="T2">Teach</text:span><text:span text:style-name="T3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1.523cm" svg:height="0.969cm" svg:x="3.977cm" svg:y="9.431cm">
          <draw:text-box>
            <text:p text:style-name="P1">W</text:p>
          </draw:text-box>
        </draw:frame>
        <draw:frame draw:style-name="gr8" draw:text-style-name="P1" draw:layer="layout" svg:width="1.4cm" svg:height="0.969cm" svg:x="14.1cm" svg:y="11.8cm">
          <draw:text-box>
            <text:p text:style-name="P1">...</text:p>
          </draw:text-box>
        </draw:frame>
        <draw:frame draw:style-name="gr8" draw:text-style-name="P1" draw:layer="layout" svg:width="1.4cm" svg:height="0.969cm" svg:x="11.8cm" svg:y="2.731cm">
          <draw:text-box>
            <text:p text:style-name="P1">...</text:p>
          </draw:text-box>
        </draw:frame>
        <draw:frame draw:style-name="gr8" draw:text-style-name="P1" draw:layer="layout" svg:width="1.4cm" svg:height="0.969cm" svg:x="11.9cm" svg:y="7.3cm">
          <draw:text-box>
            <text:p text:style-name="P1">...</text:p>
          </draw:text-box>
        </draw:frame>
        <draw:custom-shape draw:style-name="gr7" draw:text-style-name="P2" draw:layer="layout" svg:width="2.2cm" svg:height="2.1cm" svg:x="9.401cm" svg:y="2.301cm">
          <text:p text:style-name="P1"><text:span text:style-name="T2">Teach</text:span><text:span text:style-name="T3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2cm" svg:height="2.1cm" svg:x="13.401cm" svg:y="2.301cm">
          <text:p text:style-name="P1"><text:span text:style-name="T2">Teach</text:span><text:span text:style-name="T3">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6cm" svg:y1="4.4cm" svg:x2="6.6cm" svg:y2="5.4cm">
          <text:p/>
        </draw:line>
        <draw:line draw:style-name="gr9" draw:text-style-name="P1" draw:layer="layout" svg:x1="10.6cm" svg:y1="4.393cm" svg:x2="10.6cm" svg:y2="5.4cm">
          <text:p/>
        </draw:line>
        <draw:line draw:style-name="gr9" draw:text-style-name="P1" draw:layer="layout" svg:x1="14.6cm" svg:y1="4.393cm" svg:x2="14.6cm" svg:y2="5.4cm">
          <text:p/>
        </draw:line>
        <draw:line draw:style-name="gr10" draw:text-style-name="P1" draw:layer="layout" svg:x1="6.6cm" svg:y1="6.9cm" svg:x2="6.6cm" svg:y2="5.9cm">
          <text:p/>
        </draw:line>
        <draw:line draw:style-name="gr10" draw:text-style-name="P1" draw:layer="layout" svg:x1="10.6cm" svg:y1="6.908cm" svg:x2="10.6cm" svg:y2="5.908cm">
          <text:p/>
        </draw:line>
        <draw:line draw:style-name="gr10" draw:text-style-name="P1" draw:layer="layout" svg:x1="14.6cm" svg:y1="6.908cm" svg:x2="14.6cm" svg:y2="5.908cm">
          <text:p/>
        </draw:line>
        <draw:custom-shape draw:style-name="gr11" draw:text-style-name="P3" draw:layer="layout" svg:width="0.8cm" svg:height="0.8cm" svg:x="6.2cm" svg:y="5.2cm">
          <text:p text:style-name="P3"><text:span text:style-name="T4">Err</text:span><text:span text:style-name="T5">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3" draw:layer="layout" svg:width="0.8cm" svg:height="0.8cm" svg:x="10.201cm" svg:y="5.201cm">
          <text:p text:style-name="P3"><text:span text:style-name="T4">Err</text:span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0.8cm" svg:height="0.8cm" svg:x="14.201cm" svg:y="5.201cm">
          <text:p text:style-name="P3"><text:span text:style-name="T4">Err</text:span><text:span text:style-name="T5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cm" svg:height="4.4cm" svg:x="4.2cm" svg:y="5.2cm">
          <text:p/>
          <draw:enhanced-geometry svg:viewBox="0 0 21600 21600" draw:text-areas="?f0 0 ?f2 ?f5" draw:mirror-horizontal="false" draw:mirror-vertical="false" draw:type="down-arrow" draw:modifiers="19038.036809816 4217.9836512261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7-03-27T13:51:33.243196509</dc:date>
    <meta:editing-duration>PT3H57M16S</meta:editing-duration>
    <meta:editing-cycles>12</meta:editing-cycles>
    <meta:generator>LibreOffice/4.2.8.2$Linux_X86_64 LibreOffice_project/420m0$Build-2</meta:generator>
    <meta:document-statistic meta:object-count="39"/>
  </office:meta>
</office:document-meta>
</file>